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/>
      <text:p>Technical Specification – Local IBKR API Integration (Enhanced Version)</text:p>
      <text:p>macOS Sequoia 15.6.1 – MacBook Pro M2 Pro (16GB)</text:p>
      <text:p>Paper Trading Environment</text:p>
      <text:p/>
      <text:p>===============================================================</text:p>
      <text:p>1. Purpose &amp; Scope</text:p>
      <text:p>===============================================================</text:p>
      <text:p>Integrate IB Gateway, FastAPI backend, React web UI, PostgreSQL, Redis,</text:p>
      <text:p>Nginx, and Prometheus/Grafana into a unified local trading development</text:p>
      <text:p>environment using Docker Compose on macOS.</text:p>
      <text:p/>
      <text:p>The target is a single‑developer local environment (non‑Kubernetes) that</text:p>
      <text:p>mirrors your future production design. All services run locally and </text:p>
      <text:p>communicate via Docker networks.</text:p>
      <text:p/>
      <text:p>===============================================================</text:p>
      <text:p>5. Docker Compose – Local Integration</text:p>
      <text:p>===============================================================</text:p>
      <text:p>Is “platform: linux/amd64” correct?</text:p>
      <text:p>YES — The IB Gateway image is built for x86_64. Apple Silicon machines</text:p>
      <text:p>(M1/M2/M3) require this flag so Docker Desktop emulates amd64 via Rosetta/QEMU.</text:p>
      <text:p/>
      <text:p>This section includes all previously missing items.</text:p>
      <text:p/>
      <text:p>Example service block with missing parameters restored:</text:p>
      <text:p/>
      <text:p>stocks-ib-gateway:</text:p>
      <text:p>  image: ghcr.io/gnzsnz/ib-gateway:stable</text:p>
      <text:p>  platform: linux/amd64</text:p>
      <text:p>  container_name: stocks-ib-gateway</text:p>
      <text:p>  environment:</text:p>
      <text:p>    TWS_USERID: ${STOCKS_TWS_USERID}</text:p>
      <text:p>    TWS_PASSWORD: ${STOCKS_TWS_PASSWORD}</text:p>
      <text:p>    TRADING_MODE: paper</text:p>
      <text:p>    AUTO_RESTART_TIME: "01:00"</text:p>
      <text:p>    BYPASS_WARNING: "yes"</text:p>
      <text:p>    TIME_ZONE: "America/New_York"</text:p>
      <text:p>  ports:</text:p>
      <text:p>    - "127.0.0.1:5001:4003"</text:p>
      <text:p>    - "127.0.0.1:5002:4004"</text:p>
      <text:p>    - "127.0.0.1:5900:5900"</text:p>
      <text:p>  volumes:</text:p>
      <text:p>    - stocks-settings:/home/ibgateway/Jts</text:p>
      <text:p>    - stocks-logs:/var/log/ibgateway</text:p>
      <text:p>  healthcheck:</text:p>
      <text:p>    test: ["CMD", "pgrep", "-f", "ibgateway"]</text:p>
      <text:p>    interval: 30s</text:p>
      <text:p>    timeout: 10s</text:p>
      <text:p>    retries: 3</text:p>
      <text:p>  networks:</text:p>
      <text:p>    - stocks-network</text:p>
      <text:p>  restart: unless-stopped</text:p>
      <text:p/>
      <text:p>postgres:</text:p>
      <text:p>  volumes:</text:p>
      <text:p>    - stocks-db-data:/var/lib/postgresql/data</text:p>
      <text:p/>
      <text:p>stocks-fastapi:</text:p>
      <text:p>  build:</text:p>
      <text:p>    context: ./services/stocks-api</text:p>
      <text:p>    dockerfile: Dockerfile</text:p>
      <text:p>  volumes:</text:p>
      <text:p>    - stocks-api-logs:/app/logs</text:p>
      <text:p/>
      <text:p>stocks-webapp:</text:p>
      <text:p>  build:</text:p>
      <text:p>    dockerfile: Dockerfile</text:p>
      <text:p>  container_name: stocks-webapp</text:p>
      <text:p>  environment:</text:p>
      <text:p>    REACT_APP_API_URL: http://localhost:8001</text:p>
      <text:p>    REACT_APP_CONTAINER_TYPE: stocks</text:p>
      <text:p/>
      <text:p>Bottom‑level volumes block (previously missing):</text:p>
      <text:p/>
      <text:p>volumes:</text:p>
      <text:p>  stocks-settings:</text:p>
      <text:p>  stocks-logs:</text:p>
      <text:p>  stocks-api-logs:</text:p>
      <text:p>  stocks-db-data:</text:p>
      <text:p/>
      <text:p>===============================================================</text:p>
      <text:p>6. Configuration &amp; Secrets</text:p>
      <text:p>===============================================================</text:p>
      <text:p/>
      <text:p>6.1 .env File</text:p>
      <text:p>Create a .env in the project root (never commit this):</text:p>
      <text:p/>
      <text:p>STOCKS_TWS_USERID=your_ibkr_username</text:p>
      <text:p>STOCKS_TWS_PASSWORD=your_ibkr_password_or_ibc_macro</text:p>
      <text:p>STOCKS_TRADING_MODE=paper      # or live</text:p>
      <text:p>STOCKS_JWT_SECRET=super_long_random_secret</text:p>
      <text:p>ENVIRONMENT=development</text:p>
      <text:p/>
      <text:p>Docker Compose automatically injects these values into containers.</text:p>
      <text:p/>
      <text:p>6.2 IB Gateway / IBC specifics</text:p>
      <text:p>• Ensure the IBKR account has PAPER TRADING enabled  </text:p>
      <text:p>• Time zone must be set to America/New_York  </text:p>
      <text:p>• AUTO_RESTART_TIME should reflect the recommended IBKR restart window  </text:p>
      <text:p>• The gnzsnz image automates:</text:p>
      <text:p>  – 2FA handoff  </text:p>
      <text:p>  – Login flows  </text:p>
      <text:p>  – Daily restarts  </text:p>
      <text:p/>
      <text:p>===============================================================</text:p>
      <text:p>8. Metrics Collection</text:p>
      <text:p>===============================================================</text:p>
      <text:p/>
      <text:p>8.1 Setup</text:p>
      <text:p>• Configure Grafana dashboards for:</text:p>
      <text:p>  – container health</text:p>
      <text:p>  – API performance</text:p>
      <text:p>  – trading metrics</text:p>
      <text:p>• Configure alerts for:</text:p>
      <text:p>  – container failures</text:p>
      <text:p>  – API errors</text:p>
      <text:p>  – 2FA timeout</text:p>
      <text:p>  – connection loss</text:p>
      <text:p/>
      <text:p>Prometheus Python metrics:</text:p>
      <text:p/>
      <text:p>from prometheus_client import Counter, Histogram, Gauge</text:p>
      <text:p/>
      <text:p>8.2 Business Metrics</text:p>
      <text:p>orders_total = Counter('orders_total', 'Total orders placed', ['container','order_type'])</text:p>
      <text:p>order_latency = Histogram('order_latency_seconds', 'Order placement latency')</text:p>
      <text:p>active_positions = Gauge('active_positions_total', 'Number of active positions',['container'])</text:p>
      <text:p>pnl_unrealized = Gauge('pnl_unrealized_total', 'Total unrealized P&amp;L', ['account'])</text:p>
      <text:p/>
      <text:p>8.3 System Metrics</text:p>
      <text:p>api_requests_total = Counter('api_requests_total', 'Total API requests',['method','endpoint'])</text:p>
      <text:p>api_request_duration = Histogram('api_request_duration_seconds','API request duration')</text:p>
      <text:p>ib_connection_status = Gauge('ib_connection_status','IB Gateway connection status',['container'])</text:p>
      <text:p/>
      <text:p>8.4 Alerting Rules</text:p>
      <text:p/>
      <text:p>Critical Alerts:</text:p>
      <text:p>• IB Gateway connection loss  </text:p>
      <text:p>• Database connection failure  </text:p>
      <text:p>• High order rejection rate  </text:p>
      <text:p>• Position limit breaches  </text:p>
      <text:p>• Abnormal or unexpected P&amp;L drops  </text:p>
      <text:p/>
      <text:p>Warning Alerts:</text:p>
      <text:p>• High API latency  </text:p>
      <text:p>• Disk space below threshold  </text:p>
      <text:p>• Memory &gt; 80% usage  </text:p>
      <text:p>• Failed auth attempts  </text:p>
      <text:p>• Market data delays  </text:p>
      <text:p/>
      <text:p>===============================================================</text:p>
      <text:p>9. Development Best Practices</text:p>
      <text:p>===============================================================</text:p>
      <text:p/>
      <text:p>9.10 Code Organization</text:p>
      <text:p>• Modular design per service  </text:p>
      <text:p>• Dependency injection for DB + IBKR  </text:p>
      <text:p>• Comprehensive error handling  </text:p>
      <text:p>• Input validation via Pydantic  </text:p>
      <text:p>• Full OpenAPI/Swagger docs  </text:p>
      <text:p/>
      <text:p>9.12 Testing Strategy</text:p>
      <text:p>• Unit tests (functions, classes)  </text:p>
      <text:p>• Integration tests (API + DB + Redis)  </text:p>
      <text:p>• End‑to‑end tests (trading workflow)  </text:p>
      <text:p>• Load tests (latency + throughput)  </text:p>
      <text:p>• Mock testing for IB Gateway responses  </text:p>
      <text:p/>
      <text:p>9.20 Operational Best Practices</text:p>
      <text:p>• Set CPU/memory resource limits for containers  </text:p>
      <text:p>• Implement health checks  </text:p>
      <text:p>• Graceful shutdown (SIGTERM handlers)  </text:p>
      <text:p>• Centralized structured logs  </text:p>
      <text:p>• Backup DB + configuration regularly  </text:p>
      <text:p/>
      <text:p>9.22 Security Best Practices</text:p>
      <text:p>• Never hardcode secrets  </text:p>
      <text:p>• Use network segmentation  </text:p>
      <text:p>• Regularly update base images  </text:p>
      <text:p>• Apply least‑privilege access  </text:p>
      <text:p>• Enable audit logging  </text:p>
      <text:p/>
      <text:p>9.3 Trading Best Practices</text:p>
      <text:p/>
      <text:p>Risk Management:</text:p>
      <text:p>• Automatic stop‑loss orders  </text:p>
      <text:p>• Circuit breakers on severe losses  </text:p>
      <text:p/>
      <text:p>Order Management:</text:p>
      <text:p>• Validation of all orders  </text:p>
      <text:p>• Execution quality monitoring  </text:p>
      <text:p>• Correct routing  </text:p>
      <text:p>• Handle partial fills gracefully  </text:p>
      <text:p>• Provide robust cancellation logic  </text:p>
      <text:p/>
      <text:p>9.4 Performance Best Practices</text:p>
      <text:p/>
      <text:p>API Optimization:</text:p>
      <text:p>• Connection pooling for IBKR where applicable  </text:p>
      <text:p>• Caching of repeated reads  </text:p>
      <text:p>• Async IO for concurrency  </text:p>
      <text:p>• Honor IB rate limits  </text:p>
      <text:p>• Batch operations where possible  </text:p>
      <text:p/>
      <text:p>Database Optimization:</text:p>
      <text:p>• Proper indexing  </text:p>
      <text:p>• Connection pooling  </text:p>
      <text:p>• Optimize hot-path queries  </text:p>
      <text:p>• Data archiving  </text:p>
      <text:p>• Read replicas (future production)  </text:p>
      <text:p/>
      <text:p>===============================================================</text:p>
      <text:p>10. Limitations</text:p>
      <text:p>===============================================================</text:p>
      <text:p>• IBKR pacing restrictions  </text:p>
      <text:p>• Daily restarts required  </text:p>
      <text:p>• One account per IB Gateway instance  </text:p>
      <text:p>• Gateway consumes ~1–2GB RAM  </text:p>
      <text:p>• FastAPI services ~100MB each  </text:p>
      <text:p/>
      <text:p>===============================================================</text:p>
      <text:p>END OF DOCUMENT</text:p>
      <text:p>===============================================================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